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ple Color Emoji" svg:font-family="Apple Color Emoji" style:font-family-generic="system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ple Color Emoji" style:font-name-complex="Apple Color Emoji"/>
    </style:style>
    <style:style style:name="T3" style:parent-style-name="DefaultParagraphFont" style:family="text">
      <style:text-properties style:font-name="Apple Color Emoji" style:font-name-complex="Apple Color Emoji"/>
    </style:style>
    <style:style style:name="T4" style:parent-style-name="DefaultParagraphFont" style:family="text">
      <style:text-properties style:font-name="Apple Color Emoji" style:font-name-complex="Apple Color Emoji"/>
    </style:style>
    <style:style style:name="T5" style:parent-style-name="DefaultParagraphFont" style:family="text">
      <style:text-properties style:font-name="Apple Color Emoji" style:font-name-complex="Apple Color Emoji"/>
    </style:style>
    <style:style style:name="T6" style:parent-style-name="DefaultParagraphFont" style:family="text">
      <style:text-properties style:font-name="Apple Color Emoji" style:font-name-complex="Apple Color Emoji"/>
    </style:style>
    <style:style style:name="T7" style:parent-style-name="DefaultParagraphFont" style:family="text">
      <style:text-properties style:font-name="Apple Color Emoji" style:font-name-complex="Apple Color Emoji"/>
    </style:style>
    <style:style style:name="T8" style:parent-style-name="DefaultParagraphFont" style:family="text">
      <style:text-properties style:font-name="Apple Color Emoji" style:font-name-complex="Apple Color Emoji"/>
    </style:style>
    <style:style style:name="T9" style:parent-style-name="DefaultParagraphFont" style:family="text">
      <style:text-properties style:font-name="Apple Color Emoji" style:font-name-complex="Apple Color Emoji"/>
    </style:style>
    <style:style style:name="T10" style:parent-style-name="DefaultParagraphFont" style:family="text">
      <style:text-properties style:font-name="Apple Color Emoji" style:font-name-complex="Apple Color Emoji"/>
    </style:style>
    <style:style style:name="T11" style:parent-style-name="DefaultParagraphFont" style:family="text">
      <style:text-properties style:font-name="Apple Color Emoji" style:font-name-complex="Apple Color Emoji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2"/>&lt;meta charset="UTF-8"&gt;</text:p>
      <text:p text:style-name="Normal"><text:s text:c="2"/>&lt;title&gt;My Valentine<text:s/><text:span text:style-name="T2">🌹❤️</text:span>&lt;/title&gt;</text:p>
      <text:p text:style-name="Normal"/>
      <text:p text:style-name="Normal"><text:s text:c="2"/>&lt;style&gt;</text:p>
      <text:p text:style-name="Normal"><text:s text:c="4"/>* { box-sizing: border-box; }</text:p>
      <text:p text:style-name="Normal"/>
      <text:p text:style-name="Normal"><text:s text:c="4"/>body {</text:p>
      <text:p text:style-name="Normal"><text:s text:c="6"/>margin: 0;</text:p>
      <text:p text:style-name="Normal"><text:s text:c="6"/>height: 100vh;</text:p>
      <text:p text:style-name="Normal"><text:s text:c="6"/>overflow: hidden;</text:p>
      <text:p text:style-name="Normal"><text:s text:c="6"/>background: linear-gradient(135deg, #8b0000, #c1121f, #e63946);</text:p>
      <text:p text:style-name="Normal"><text:s text:c="6"/>display: flex;</text:p>
      <text:p text:style-name="Normal"><text:s text:c="6"/>align-items: center;</text:p>
      <text:p text:style-name="Normal"><text:s text:c="6"/>justify-content: center;</text:p>
      <text:p text:style-name="Normal"><text:s text:c="6"/>font-family: 'Georgia', serif;</text:p>
      <text:p text:style-name="Normal"><text:s text:c="4"/>}</text:p>
      <text:p text:style-name="Normal"/>
      <text:p text:style-name="Normal"><text:s text:c="4"/>/* Floating roses */</text:p>
      <text:p text:style-name="Normal"><text:s text:c="4"/>.rose {</text:p>
      <text:p text:style-name="Normal"><text:s text:c="6"/>position: absolute;</text:p>
      <text:p text:style-name="Normal"><text:s text:c="6"/>font-size: 22px;</text:p>
      <text:p text:style-name="Normal"><text:s text:c="6"/>opacity: 0.8;</text:p>
      <text:p text:style-name="Normal"><text:s text:c="6"/>animation: floatUp 9s linear infinite;</text:p>
      <text:p text:style-name="Normal"><text:s text:c="4"/>}</text:p>
      <text:p text:style-name="Normal"/>
      <text:p text:style-name="Normal"><text:s text:c="4"/>@keyframes floatUp {</text:p>
      <text:p text:style-name="Normal"><text:s text:c="6"/>0% { transform: translateY(100vh) scale(1); opacity: 0; }</text:p>
      <text:p text:style-name="Normal"><text:s text:c="6"/>20% { opacity: 1; }</text:p>
      <text:p text:style-name="Normal"><text:s text:c="6"/>100% { transform: translateY(-10vh) scale(1.5); opacity: 0; }</text:p>
      <text:p text:style-name="Normal"><text:s text:c="4"/>}</text:p>
      <text:p text:style-name="Normal"/>
      <text:p text:style-name="Normal"><text:s text:c="4"/>.card, .final {</text:p>
      <text:p text:style-name="Normal"><text:s text:c="6"/>background: rgba(255,255,255,0.95);</text:p>
      <text:p text:style-name="Normal"><text:s text:c="6"/>padding: 50px;</text:p>
      <text:p text:style-name="Normal"><text:s text:c="6"/>border-radius: 30px;</text:p>
      <text:p text:style-name="Normal"><text:s text:c="6"/>text-align: center;</text:p>
      <text:p text:style-name="Normal"><text:s text:c="6"/>box-shadow: 0 25px 50px rgba(0,0,0,0.3);</text:p>
      <text:p text:style-name="Normal"><text:s text:c="6"/>max-width: 440px;</text:p>
      <text:p text:style-name="Normal"><text:s text:c="6"/>animation: fadeIn 1.5s ease;</text:p>
      <text:p text:style-name="Normal"><text:s text:c="6"/>z-index: 10;</text:p>
      <text:p text:style-name="Normal"><text:s text:c="4"/>}</text:p>
      <text:p text:style-name="Normal"/>
      <text:p text:style-name="Normal"><text:s text:c="4"/>.final { display: none; }</text:p>
      <text:p text:style-name="Normal"/>
      <text:p text:style-name="Normal"><text:s text:c="4"/>h1 {</text:p>
      <text:p text:style-name="Normal"><text:s text:c="6"/>color: #a4161a;</text:p>
      <text:p text:style-name="Normal"><text:s text:c="6"/>font-size: 28px;</text:p>
      <text:p text:style-name="Normal"><text:s text:c="6"/>margin-bottom: 20px;</text:p>
      <text:p text:style-name="Normal"><text:s text:c="4"/>}</text:p>
      <text:p text:style-name="Normal"/>
      <text:p text:style-name="Normal"><text:s text:c="4"/>p {</text:p>
      <text:p text:style-name="Normal"><text:s text:c="6"/>color: #444;</text:p>
      <text:p text:style-name="Normal"><text:s text:c="6"/>font-size: 17px;</text:p>
      <text:p text:style-name="Normal"><text:s text:c="6"/>line-height: 1.6;</text:p>
      <text:p text:style-name="Normal"><text:s text:c="6"/>margin-bottom: 30px;</text:p>
      <text:p text:style-name="Normal"><text:s text:c="4"/>}</text:p>
      <text:p text:style-name="Normal"/>
      <text:p text:style-name="Normal"><text:s text:c="4"/>.buttons {</text:p>
      <text:p text:style-name="Normal"><text:s text:c="6"/>display: flex;</text:p>
      <text:p text:style-name="Normal"><text:s text:c="6"/>justify-content: center;</text:p>
      <text:p text:style-name="Normal"><text:s text:c="6"/>gap: 25px;</text:p>
      <text:p text:style-name="Normal"><text:s text:c="4"/>}</text:p>
      <text:p text:style-name="Normal"/>
      <text:p text:style-name="Normal"><text:s text:c="4"/>button {</text:p>
      <text:p text:style-name="Normal"><text:s text:c="6"/>padding: 14px 36px;</text:p>
      <text:p text:style-name="Normal"><text:s text:c="6"/>border: none;</text:p>
      <text:p text:style-name="Normal"><text:s text:c="6"/>border-radius: 40px;</text:p>
      <text:p text:style-name="Normal"><text:s text:c="6"/>font-size: 16px;</text:p>
      <text:p text:style-name="Normal"><text:s text:c="6"/>cursor: pointer;</text:p>
      <text:p text:style-name="Normal"><text:s text:c="6"/>transition: all 0.3s ease;</text:p>
      <text:p text:style-name="Normal"><text:s text:c="4"/>}</text:p>
      <text:p text:style-name="Normal"/>
      <text:p text:style-name="Normal"><text:s text:c="4"/>.yes {</text:p>
      <text:p text:style-name="Normal"><text:s text:c="6"/>background: linear-gradient(135deg, #e63946, #a4161a);</text:p>
      <text:p text:style-name="Normal"><text:s text:c="6"/>color: white;</text:p>
      <text:p text:style-name="Normal"><text:s text:c="6"/>box-shadow: 0 10px 20px rgba(230,57,70,0.5);</text:p>
      <text:p text:style-name="Normal"><text:s text:c="4"/>}</text:p>
      <text:p text:style-name="Normal"/>
      <text:p text:style-name="Normal"><text:s text:c="4"/>.yes:hover {</text:p>
      <text:p text:style-name="Normal"><text:s text:c="6"/>transform: scale(1.15);</text:p>
      <text:p text:style-name="Normal"><text:s text:c="4"/>}</text:p>
      <text:p text:style-name="Normal"/>
      <text:p text:style-name="Normal"><text:s text:c="4"/>.no {</text:p>
      <text:p text:style-name="Normal"><text:s text:c="6"/>background: #dee2e6;</text:p>
      <text:p text:style-name="Normal"><text:s text:c="6"/>color: #555;</text:p>
      <text:p text:style-name="Normal"><text:s text:c="6"/>position: relative;</text:p>
      <text:p text:style-name="Normal"><text:s text:c="4"/>}</text:p>
      <text:p text:style-name="Normal"/>
      <text:p text:style-name="Normal"><text:s text:c="4"/>@keyframes fadeIn {</text:p>
      <text:p text:style-name="Normal"><text:s text:c="6"/>from { opacity: 0; transform: translateY(30px); }</text:p>
      <text:p text:style-name="Normal"><text:s text:c="6"/>to { opacity: 1; transform: translateY(0); }</text:p>
      <text:p text:style-name="Normal"><text:s text:c="4"/>}</text:p>
      <text:p text:style-name="Normal"><text:s text:c="2"/>&lt;/style&gt;</text:p>
      <text:p text:style-name="Normal">&lt;/head&gt;</text:p>
      <text:p text:style-name="Normal"/>
      <text:p text:style-name="Normal">&lt;body&gt;</text:p>
      <text:p text:style-name="Normal"/>
      <text:p text:style-name="Normal">&lt;script&gt;</text:p>
      <text:p text:style-name="Normal"><text:s text:c="2"/>function createRose() {</text:p>
      <text:p text:style-name="Normal"><text:s text:c="4"/>const rose = document.createElement("div");</text:p>
      <text:p text:style-name="Normal"><text:s text:c="4"/>rose.className = "rose";</text:p>
      <text:p text:style-name="Normal"><text:s text:c="4"/>rose.innerHTML = "<text:span text:style-name="T3">🌹</text:span>";</text:p>
      <text:p text:style-name="Normal"><text:s text:c="4"/>rose.style.left = Math.random() * 100 + "vw";</text:p>
      <text:p text:style-name="Normal"><text:s text:c="4"/>rose.style.fontSize = Math.random() * 18 + 16 + "px";</text:p>
      <text:p text:style-name="Normal"><text:s text:c="4"/>rose.style.animationDuration = Math.random() * 4 + 6 + "s";</text:p>
      <text:p text:style-name="Normal"><text:s text:c="4"/>document.body.appendChild(rose);</text:p>
      <text:p text:style-name="Normal"><text:s text:c="4"/>setTimeout(() =&gt; rose.remove(), 9000);</text:p>
      <text:p text:style-name="Normal"><text:s text:c="2"/>}</text:p>
      <text:p text:style-name="Normal"><text:s text:c="2"/>setInterval(createRose, 300);</text:p>
      <text:p text:style-name="Normal">&lt;/script&gt;</text:p>
      <text:p text:style-name="Normal"/>
      <text:p text:style-name="Normal">&lt;!-- First Screen --&gt;</text:p>
      <text:p text:style-name="Normal">&lt;div class="card" id="card"&gt;</text:p>
      <text:p text:style-name="Normal"><text:s text:c="2"/>&lt;h1&gt;Will you be my Valentine, mama?<text:s/><text:span text:style-name="T4">🌹❤️</text:span>&lt;/h1&gt;</text:p>
      <text:p text:style-name="Normal"><text:s text:c="2"/>&lt;p&gt;</text:p>
      <text:p text:style-name="Normal"><text:s text:c="4"/>Every moment with you feels like a blessing<text:s/><text:span text:style-name="T5">✨</text:span>&lt;br&gt;</text:p>
      <text:p text:style-name="Normal"><text:s text:c="4"/>This Valentine’s Day wouldn’t mean anything without you.</text:p>
      <text:p text:style-name="Normal"><text:s text:c="2"/>&lt;/p&gt;</text:p>
      <text:p text:style-name="Normal"/>
      <text:p text:style-name="Normal"><text:s text:c="2"/>&lt;div class="buttons"&gt;</text:p>
      <text:p text:style-name="Normal"><text:s text:c="4"/>&lt;button class="yes" onclick="showFinal()"&gt;Yes<text:s/><text:span text:style-name="T6">💖</text:span>&lt;/button&gt;</text:p>
      <text:p text:style-name="Normal"><text:s text:c="4"/>&lt;button class="no" onmouseover="moveNo()"&gt;No<text:s/><text:span text:style-name="T7">🙈</text:span>&lt;/button&gt;</text:p>
      <text:p text:style-name="Normal"><text:s text:c="2"/>&lt;/div&gt;</text:p>
      <text:p text:style-name="Normal">&lt;/div&gt;</text:p>
      <text:p text:style-name="Normal"/>
      <text:p text:style-name="Normal">&lt;!-- Final Screen --&gt;</text:p>
      <text:p text:style-name="Normal">&lt;div class="final" id="final"&gt;</text:p>
      <text:p text:style-name="Normal"><text:s text:c="2"/>&lt;h1&gt;You said yes<text:s/><text:span text:style-name="T8">🌹💖</text:span>&lt;/h1&gt;</text:p>
      <text:p text:style-name="Normal"><text:s text:c="2"/>&lt;p&gt;</text:p>
      <text:p text:style-name="Normal"><text:s text:c="4"/>You are my world, my heart, my everything<text:s/><text:span text:style-name="T9">❤️</text:span>&lt;br&gt;</text:p>
      <text:p text:style-name="Normal"><text:s text:c="4"/>I love you more than words can ever explain.&lt;br&gt;&lt;br&gt;</text:p>
      <text:p text:style-name="Normal"><text:s text:c="4"/>Thank you for choosing me — today, tomorrow, and always<text:s/><text:span text:style-name="T10">💐✨</text:span></text:p>
      <text:p text:style-name="Normal"><text:s text:c="2"/>&lt;/p&gt;</text:p>
      <text:p text:style-name="Normal"><text:s text:c="2"/>&lt;p style="font-size:22px;"&gt;<text:span text:style-name="T11">🌹❤️💍💖</text:span>&lt;/p&gt;</text:p>
      <text:p text:style-name="Normal">&lt;/div&gt;</text:p>
      <text:p text:style-name="Normal"/>
      <text:p text:style-name="Normal">&lt;script&gt;</text:p>
      <text:p text:style-name="Normal"><text:s text:c="2"/>function showFinal() {</text:p>
      <text:p text:style-name="Normal"><text:s text:c="4"/>document.getElementById("card").style.display = "none";</text:p>
      <text:p text:style-name="Normal"><text:s text:c="4"/>document.getElementById("final").style.display = "block";</text:p>
      <text:p text:style-name="Normal"><text:s text:c="2"/>}</text:p>
      <text:p text:style-name="Normal"/>
      <text:p text:style-name="Normal"><text:s text:c="2"/>function moveNo() {</text:p>
      <text:p text:style-name="Normal"><text:s text:c="4"/>const noBtn = document.querySelector(".no");</text:p>
      <text:p text:style-name="Normal"><text:s text:c="4"/>const x = Math.random() * 260 - 130;</text:p>
      <text:p text:style-name="Normal"><text:s text:c="4"/>const y = Math.random() * 260 - 130;</text:p>
      <text:p text:style-name="Normal"><text:s text:c="4"/>noBtn.style.transform = `translate(${x}px, ${y}px)`;</text:p>
      <text:p text:style-name="Normal"><text:s text:c="2"/>}</text:p>
      <text:p text:style-name="Normal">&lt;/script&gt;</text:p>
      <text:p text:style-name="Normal"/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ple Color Emoji" svg:font-family="Apple Color Emoj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yrell Muchirahondo - MUC23239999</meta:initial-creator>
    <dc:creator>Tyrell Muchirahondo - MUC23239999</dc:creator>
    <meta:creation-date>2026-02-01T15:22:00Z</meta:creation-date>
    <dc:date>2026-02-01T15:22:00Z</dc:date>
    <meta:template xlink:href="Normal.dotm" xlink:type="simple"/>
    <meta:editing-cycles>2</meta:editing-cycles>
    <meta:editing-duration>PT0S</meta:editing-duration>
    <meta:document-statistic meta:page-count="1" meta:paragraph-count="7" meta:word-count="526" meta:character-count="3520" meta:row-count="25" meta:non-whitespace-character-count="3001"/>
  </office:meta>
</office:document-meta>
</file>